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application/vnd.sun.star.oleobject" manifest:full-path="Object 4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visible-area-left="0cm" draw:visible-area-top="0cm" draw:visible-area-width="2.01cm" draw:visible-area-height="0.599cm" draw:ole-draw-aspect="1"/>
    </style:style>
    <style:style style:name="pr1" style:family="presentation" style:parent-style-name="Glossy-title" style:list-style-name="L4">
      <style:graphic-properties draw:fill-color="#ffffff" draw:auto-grow-height="true" fo:min-height="3.507cm"/>
    </style:style>
    <style:style style:name="pr2" style:family="presentation" style:parent-style-name="Glossy-subtitle" style:list-style-name="L5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3.256cm"/>
    </style:style>
    <style:style style:name="pr5" style:family="presentation" style:parent-style-name="Glossy-outline1">
      <style:graphic-properties draw:stroke="none" draw:fill="none"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>
      <style:graphic-properties draw:fill-color="#ffffff" fo:min-height="13.609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font-size="43pt" style:font-size-asian="43pt" style:font-size-complex="43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1.2cm" fo:margin-right="0cm" text:enable-numbering="false" fo:text-indent="-0.9cm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1.2cm" fo:margin-right="0cm" text:enable-numbering="false" fo:text-indent="-0.9cm"/>
      <style:text-properties fo:font-size="22pt" style:font-size-asian="22pt" style:font-size-complex="22pt"/>
    </style:style>
    <style:style style:name="T1" style:family="text">
      <style:text-properties fo:font-size="43pt" style:font-size-asian="43pt" style:font-size-complex="43pt"/>
    </style:style>
    <style:style style:name="T2" style:family="text">
      <style:text-properties fo:font-size="52pt" style:font-size-asian="52pt" style:font-size-complex="5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text-shadow="none" style:text-underline-style="none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text-properties fo:font-family="StarSymbol" style:font-charset="x-symbol" fo:color="#ff6309" fo:font-size="45%"/>
      </text:list-level-style-bullet>
      <text:list-level-style-bullet text:level="2" text:bullet-char=""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 draw:id="id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list text:style-name="L1">
              <text:list-item>
                <text:list>
                  <text:list-item>
                    <text:p text:style-name="P1"><text:span text:style-name="T1">PCS2040 – Projeto de Formatura I</text:span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5.199cm" svg:height="13.86cm" svg:x="1.5cm" svg:y="5.6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Aplicativo Seguro de S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>Evolução da Especificaçã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Eduardo de Souza Cruz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Geovandro Carlos Pereir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Rodrigo Rodrigues da Silv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Orientador: Prof. Dr. Paulo S. L. M. Barret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 draw:id="id2">
        <office:forms form:automatic-focus="false" form:apply-design-mode="false"/>
        <draw:frame presentation:style-name="pr4" draw:text-style-name="P3" draw:layer="layout" svg:width="25.199cm" svg:height="3.256cm" svg:x="1.301cm" svg:y="0.125cm" presentation:class="title">
          <draw:text-box>
            <text:p text:style-name="P3">Agenda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3">
              <text:list-item>
                <text:p text:style-name="P6">Objetivo</text:p>
              </text:list-item>
            </text:list>
            <text:list text:style-name="L3">
              <text:list-item>
                <text:p text:style-name="P6">Requisitos Funcionais</text:p>
              </text:list-item>
            </text:list>
            <text:list text:style-name="L3">
              <text:list-item>
                <text:p text:style-name="P6">Requisitos Não Funcionais</text:p>
              </text:list-item>
            </text:list>
            <text:list text:style-name="L3">
              <text:list-item>
                <text:p text:style-name="P6">Estudo de viabilidade</text:p>
              </text:list-item>
            </text:list>
            <text:list text:style-name="L3">
              <text:list-item>
                <text:p text:style-name="P6">Próximos passos</text:p>
              </text:list-item>
            </text:list>
            <text:list text:style-name="L3">
              <text:list-item>
                <text:p text:style-name="P6">Referências</text:p>
              </text:list-item>
            </text:list>
          </draw:text-box>
        </draw:frame>
        <anim:par presentation:node-type="timing-root">
          <anim:par smil:begin="id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2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 draw:id="id3">
        <office:forms form:automatic-focus="false" form:apply-design-mode="false"/>
        <draw:frame presentation:style-name="pr4" draw:text-style-name="P3" draw:layer="layout" svg:width="25.199cm" svg:height="3.256cm" svg:x="1.301cm" svg:y="0.125cm" presentation:class="title">
          <draw:text-box>
            <text:p text:style-name="P3">Objetivo</text:p>
          </draw:text-box>
        </draw:frame>
        <draw:frame presentation:style-name="pr7" draw:text-style-name="P6" draw:layer="layout" svg:width="25.199cm" svg:height="14.499cm" svg:x="1.4cm" svg:y="4.914cm" presentation:class="outline" presentation:user-transformed="true">
          <draw:text-box>
            <text:list text:style-name="L3">
              <text:list-item>
                <text:p text:style-name="P6"><text:span text:style-name="T5">Implementar uma arquitetura que permita o envio de mensagens SMS de forma segura</text:span></text:p>
              </text:list-item>
            </text:list>
            <text:list text:style-name="L3">
              <text:list-item>
                <text:p text:style-name="P6">Solução completa: criptografia nas mensagens, assinatura digital, geração e substituição de chaves</text:p>
              </text:list-item>
            </text:list>
            <text:list text:style-name="L3">
              <text:list-item>
                <text:p text:style-name="P6">Modelo de negócio: solução adaptável ao ambiente do cliente, seja ele final ou intermediário</text:p>
              </text:list-item>
            </text:list>
          </draw:text-box>
        </draw:frame>
        <anim:par presentation:node-type="timing-root">
          <anim:par smil:begin="id3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cm" svg:height="11.135cm" svg:x="3.073cm" svg:y="2.257cm" draw:page-number="3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 draw:id="id4">
        <office:forms form:automatic-focus="false" form:apply-design-mode="false"/>
        <draw:frame presentation:style-name="pr4" draw:text-style-name="P3" draw:layer="layout" svg:width="25.199cm" svg:height="3.256cm" svg:x="1.301cm" svg:y="0.125cm" presentation:class="title">
          <draw:text-box>
            <text:p text:style-name="P3">Requisitos Funcionais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3">
              <text:list-item>
                <text:p text:style-name="P6">Envio de mensagem encriptada de A para B</text:p>
              </text:list-item>
            </text:list>
            <text:list text:style-name="L3">
              <text:list-item>
                <text:list>
                  <text:list-item>
                    <text:p text:style-name="P7">A encripta a mensagem com chave pública de 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B decripta a mensagem com sua chave privada</text:p>
                  </text:list-item>
                </text:list>
              </text:list-item>
            </text:list>
            <text:list text:style-name="L3">
              <text:list-item>
                <text:p text:style-name="P6">Envio de mensagem assinada de A para B</text:p>
              </text:list-item>
            </text:list>
            <text:list text:style-name="L3">
              <text:list-item>
                <text:list>
                  <text:list-item>
                    <text:p text:style-name="P7">A assina a mensagem com sua chave privad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B verifica a validade da mensagem com a chave pública de A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4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 draw:id="id5">
        <office:forms form:automatic-focus="false" form:apply-design-mode="false"/>
        <draw:frame presentation:style-name="pr4" draw:text-style-name="P3" draw:layer="layout" svg:width="25.199cm" svg:height="3.256cm" svg:x="1.301cm" svg:y="0.125cm" presentation:class="title">
          <draw:text-box>
            <text:p text:style-name="P3">Requisitos Funcionais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3">
              <text:list-item>
                <text:p text:style-name="P6">Assinatura digital de mensagens através do algoritmo BLS (Boneh, Lynn and Shacham).</text:p>
              </text:list-item>
            </text:list>
            <text:list text:style-name="L3">
              <text:list-item>
                <text:p text:style-name="P6">Operações realizadas sobre curvas elípticas</text:p>
              </text:list-item>
            </text:list>
            <text:list text:style-name="L3">
              <text:list-item>
                <text:p text:style-name="P6">Assinatura: hash e exponenciação modular</text:p>
              </text:list-item>
            </text:list>
            <text:list text:style-name="L3">
              <text:list-item>
                <text:p text:style-name="P6">Verificação: cálculo de uma função bilinear</text:p>
              </text:list-item>
            </text:list>
          </draw:text-box>
        </draw:frame>
        <anim:par presentation:node-type="timing-root">
          <anim:par smil:begin="id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5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 draw:id="id6">
        <draw:frame presentation:style-name="pr4" draw:text-style-name="P3" draw:layer="layout" svg:width="25.199cm" svg:height="3.256cm" svg:x="1.301cm" svg:y="0.125cm" presentation:class="title">
          <draw:text-box>
            <text:p text:style-name="P3">Curvas Elípticas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3">
              <text:list-item>
                <text:p text:style-name="P6">As operações são realizadas sobre curvas elípticas devidamente escolhidas. </text:p>
              </text:list-item>
            </text:list>
            <text:list text:style-name="L3">
              <text:list-item>
                <text:p text:style-name="P6">Uma curva elíptica em um espaço Fp, onde p é um número primo, obedece a uma equação do seguinte tipo: </text:p>
              </text:list-item>
            </text:list>
          </draw:text-box>
        </draw:frame>
        <draw:frame draw:style-name="gr2" draw:layer="layout" svg:width="21.321cm" svg:height="2cm" svg:x="3.5cm" svg:y="15.5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6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cm" svg:height="11.135cm" svg:x="3.073cm" svg:y="2.257cm" draw:page-number="6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 draw:id="id7">
        <draw:frame presentation:style-name="pr4" draw:text-style-name="P3" draw:layer="layout" svg:width="25.199cm" svg:height="3.256cm" svg:x="1.301cm" svg:y="0.125cm" presentation:class="title">
          <draw:text-box>
            <text:p text:style-name="P3">Hash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3">
              <text:list-item>
                <text:p text:style-name="P6">H(m) é o <text:span text:style-name="T6">hash</text:span> da mensagem m sobre uma curva elíptica E e Q é um ponto sobre tal curva.</text:p>
              </text:list-item>
            </text:list>
            <text:list text:style-name="L3">
              <text:list-item>
                <text:p text:style-name="P6">Par de chaves (s, V=s<text:span text:style-name="T7">.Q), onde s é privada e V é pública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7">s.Q não é uma ”multiplicação” normal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cm" svg:height="11.135cm" svg:x="3.073cm" svg:y="2.257cm" draw:page-number="7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 draw:id="id8">
        <draw:frame presentation:style-name="pr4" draw:text-style-name="P3" draw:layer="layout" svg:width="25.199cm" svg:height="3.256cm" svg:x="1.301cm" svg:y="0.125cm" presentation:class="title">
          <draw:text-box>
            <text:p text:style-name="P3">Assinatura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3">
              <text:list-item>
                <text:p text:style-name="P6">A assinatura é feita calculando-se o Hash da mensagem m e multiplicando o resultado pela chave privada:</text:p>
              </text:list-item>
            </text:list>
          </draw:text-box>
        </draw:frame>
        <draw:frame draw:style-name="gr2" draw:layer="layout" svg:width="16.907cm" svg:height="3.5cm" svg:x="6cm" svg:y="13cm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par smil:begin="id8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cm" svg:height="11.135cm" svg:x="3.073cm" svg:y="2.257cm" draw:page-number="8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 draw:id="id9">
        <draw:frame presentation:style-name="pr4" draw:text-style-name="P3" draw:layer="layout" svg:width="25.199cm" svg:height="3.256cm" svg:x="1.301cm" svg:y="0.125cm" presentation:class="title">
          <draw:text-box>
            <text:p text:style-name="P3">Verificação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3">
              <text:list-item>
                <text:p text:style-name="P6">Calcula-se:</text:p>
              </text:list-item>
            </text:list>
            <text:list text:style-name="L3">
              <text:list-item>
                <text:p text:style-name="P8"/>
              </text:list-item>
            </text:list>
            <text:list text:style-name="L3">
              <text:list-item>
                <text:p text:style-name="P6">Aceita-se se os dois cálculos apresentarem o mesmo resultado</text:p>
              </text:list-item>
            </text:list>
            <text:list text:style-name="L3">
              <text:list-item>
                <text:p text:style-name="P6">Por quê?</text:p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draw:frame draw:style-name="gr2" draw:layer="layout" svg:width="5.415cm" svg:height="1.84cm" svg:x="14.585cm" svg:y="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7.057cm" svg:height="2.097cm" svg:x="4.5cm" svg:y="7cm">
          <draw:object-ole draw:class-id="00000000-0000-0000-0000-000000000000"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par smil:begin="id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9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 draw:id="id10">
        <draw:frame presentation:style-name="pr4" draw:text-style-name="P3" draw:layer="layout" svg:width="25.199cm" svg:height="3.256cm" svg:x="1.301cm" svg:y="0.125cm" presentation:class="title">
          <draw:text-box>
            <text:p text:style-name="P3">Verificação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3">
              <text:list-item>
                <text:p text:style-name="P8"/>
              </text:list-item>
            </text:list>
            <text:list text:style-name="L3">
              <text:list-item>
                <text:p text:style-name="P8"/>
              </text:list-item>
            </text:list>
            <text:list text:style-name="L3">
              <text:list-item>
                <text:p text:style-name="P8"/>
              </text:list-item>
            </text:list>
            <text:list text:style-name="L3">
              <text:list-item>
                <text:p text:style-name="P8"/>
              </text:list-item>
            </text:list>
            <text:list text:style-name="L3">
              <text:list-item>
                <text:p text:style-name="P8"/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obs: e(P,Q) é uma função bilinea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25.252cm" svg:height="1.503cm" svg:x="1.248cm" svg:y="9.576cm"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par smil:begin="id10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cm" svg:height="11.135cm" svg:x="3.073cm" svg:y="2.257cm" draw:page-number="10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 draw:id="id11">
        <draw:frame presentation:style-name="pr4" draw:text-style-name="P3" draw:layer="layout" svg:width="25.199cm" svg:height="3.256cm" svg:x="1.301cm" svg:y="0.125cm" presentation:class="title">
          <draw:text-box>
            <text:p text:style-name="P3">Requisitos Não-Funcionais</text:p>
          </draw:text-box>
        </draw:frame>
        <draw:frame presentation:style-name="pr7" draw:text-style-name="P6" draw:layer="layout" svg:width="25.199cm" svg:height="14.449cm" svg:x="1.4cm" svg:y="4.914cm" presentation:class="outline" presentation:user-transformed="true">
          <draw:text-box>
            <text:list text:style-name="L3">
              <text:list-item>
                <text:p text:style-name="P6">Tempo de resposta – o tempo para assinar e cifrar ou decifrar e verificar <text:s/>uma mensagem menor que 5s;</text:p>
              </text:list-item>
            </text:list>
            <text:list text:style-name="L3">
              <text:list-item>
                <text:p text:style-name="P6">Tamanho da aplicação – limite de 200 kbytes; e</text:p>
              </text:list-item>
            </text:list>
            <text:list text:style-name="L3">
              <text:list-item>
                <text:p text:style-name="P6">Compatibilidade – o aplicativo deve ser compatível com qualquer celular que possua uma máquina virtual Java CLDC (Common Limited Device Configuration).</text:p>
              </text:list-item>
            </text:list>
          </draw:text-box>
        </draw:frame>
        <anim:par presentation:node-type="timing-root">
          <anim:par smil:begin="id11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cm" svg:height="11.135cm" svg:x="3.073cm" svg:y="2.257cm" draw:page-number="11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 draw:id="id12">
        <draw:frame presentation:style-name="pr4" draw:text-style-name="P3" draw:layer="layout" svg:width="25.199cm" svg:height="3.256cm" svg:x="1.301cm" svg:y="0.125cm" presentation:class="title">
          <draw:text-box>
            <text:p text:style-name="P3">Estudo de viabilidade</text:p>
          </draw:text-box>
        </draw:frame>
        <draw:frame presentation:style-name="pr7" draw:text-style-name="P6" draw:layer="layout" svg:width="25.199cm" svg:height="13.949cm" svg:x="1.4cm" svg:y="4.914cm" presentation:class="outline" presentation:user-transformed="true">
          <draw:text-box>
            <text:list text:style-name="L3">
              <text:list-item>
                <text:p text:style-name="P6">Além do estudo sobre os algoritmos que serão utilizados, foram feitos testes de benchmark em processadores de celulares para verificar a viabilidade do projeto.</text:p>
              </text:list-item>
            </text:list>
            <text:list text:style-name="L3">
              <text:list-item>
                <text:p text:style-name="P6">Benchmark: 100 operações de potenciação em números inteiros de 160 bits foram executadas em 5958ms em um celular Samsung SGH-E570 – 60 ms por operação.</text:p>
              </text:list-item>
            </text:list>
          </draw:text-box>
        </draw:frame>
        <anim:par presentation:node-type="timing-root">
          <anim:par smil:begin="id12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14.84cm" svg:height="11.135cm" svg:x="3.073cm" svg:y="2.257cm" draw:page-number="12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 draw:id="id13">
        <draw:frame presentation:style-name="pr4" draw:text-style-name="P3" draw:layer="layout" svg:width="25.199cm" svg:height="3.256cm" svg:x="1.301cm" svg:y="0.125cm" presentation:class="title">
          <draw:text-box>
            <text:p text:style-name="P3">Próximos Passos/Em andamento</text:p>
          </draw:text-box>
        </draw:frame>
        <draw:frame presentation:style-name="pr7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6">Estudo de algoritmos de cifrassinatura.</text:p>
              </text:list-item>
            </text:list>
            <text:list text:style-name="L3">
              <text:list-item>
                <text:p text:style-name="P6">Testes de viabilidade em outros celulares.</text:p>
              </text:list-item>
            </text:list>
            <text:list text:style-name="L3">
              <text:list-item>
                <text:p text:style-name="P6">Confecção de protótipo funcional básico</text:p>
              </text:list-item>
            </text:list>
            <text:list text:style-name="L3">
              <text:list-item>
                <text:p text:style-name="P6">Compltar especificação.</text:p>
              </text:list-item>
            </text:list>
            <text:list text:style-name="L3">
              <text:list-item>
                <text:p text:style-name="P6">Adequação da especificação à norma IEEE-830.</text:p>
              </text:list-item>
            </text:list>
          </draw:text-box>
        </draw:frame>
        <anim:par presentation:node-type="timing-root">
          <anim:par smil:begin="id1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13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 draw:id="id14">
        <draw:frame presentation:style-name="pr4" draw:text-style-name="P3" draw:layer="layout" svg:width="25.199cm" svg:height="3.256cm" svg:x="1.301cm" svg:y="0.125cm" presentation:class="title">
          <draw:text-box>
            <text:p text:style-name="P3">Referências</text:p>
          </draw:text-box>
        </draw:frame>
        <draw:frame presentation:style-name="pr7" draw:text-style-name="P11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0"><text:span text:style-name="T8">Rivest, R.; Selected Topics in Cryptography, Lecture 26, 2004.</text:span></text:p>
              </text:list-item>
            </text:list>
            <text:list text:style-name="L3">
              <text:list-item>
                <text:p text:style-name="P10"><text:span text:style-name="T8">Barreto, P. S. L. M.; Cifrassinatura BLMQ baseada em identidades.</text:span></text:p>
              </text:list-item>
            </text:list>
            <text:list text:style-name="L3">
              <text:list-item>
                <text:p text:style-name="P10"><text:span text:style-name="T8">ECC CryptographyTutorial. </text:span><text:span text:style-name="T8"><text:a xlink:href="http://www.certicom.com/index.php?action=ecc_tutorial,home">http://www.certicom.com/index.php?action=ecc_tutorial,home</text:a></text:span><text:span text:style-name="T8">. Acesso em 22 mar. 2008.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14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 draw:id="id15">
        <draw:frame presentation:style-name="pr4" draw:text-style-name="P3" draw:layer="layout" svg:width="25.199cm" svg:height="3.256cm" svg:x="1.301cm" svg:y="0.125cm" presentation:class="title">
          <draw:text-box>
            <text:p text:style-name="P3">Dúvidas Senhores?</text:p>
          </draw:text-box>
        </draw:frame>
        <anim:par presentation:node-type="timing-root">
          <anim:par smil:begin="id1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15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exto_20_em_20_bloco" style:display-name="Texto em bloco" style:family="graphic">
      <style:paragraph-properties fo:margin-left="1.764cm" fo:margin-right="1.923cm" fo:margin-top="0cm" fo:margin-bottom="0.187cm" fo:text-indent="1.325cm" style:text-autospace="none"/>
      <style:text-properties fo:font-size="12pt" fo:language="en" fo:country="US" style:language-asian="en" style:country-asian="US" style:font-size-complex="12pt"/>
    </style:style>
    <style:style style:name="WW8Num10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10z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10z2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5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Glossy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5</text:page-number></text:span></text:p>
        </draw:text-box>
      </draw:frame>
      <presentation:notes style:page-layout-name="PM2">
        <draw:page-thumbnail presentation:style-name="Glossy-title" draw:layer="backgroundobjects" svg:width="14.84cm" svg:height="11.135cm" svg:x="3.073cm" svg:y="2.257cm" presentation:class="page"/>
        <draw:frame presentation:style-name="Glossy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7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7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7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7cm" svg:height="1.484cm" svg:x="11.88cm" svg:y="28.215cm" presentation:class="page-number">
          <draw:text-box>
            <text:p text:style-name="P2"><text:span text:style-name="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Rodrigo</meta:initial-creator>
    <meta:creation-date>2008-02-27T22:55:36</meta:creation-date>
    <dc:creator>Rodrigo</dc:creator>
    <dc:date>2008-03-27T01:26:51</dc:date>
    <meta:editing-cycles>6</meta:editing-cycles>
    <meta:editing-duration>PT1H23M58S</meta:editing-duration>
    <meta:user-defined meta:name="Info 1"/>
    <meta:user-defined meta:name="Info 2"/>
    <meta:user-defined meta:name="Info 3"/>
    <meta:user-defined meta:name="Info 4"/>
    <meta:document-statistic meta:object-count="8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sup>
              <math:mi>Y</math:mi>
              <math:mstyle math:fontsize="8pt">
                <math:mrow>
                  <math:mn>2</math:mn>
                </math:mrow>
              </math:mstyle>
            </math:msup>
            <math:mtext>mod</math:mtext>
            <math:mrow>
              <math:mi>p</math:mi>
              <math:mo math:stretchy="false">=</math:mo>
              <math:mrow>
                <math:mrow>
                  <math:msup>
                    <math:mi>X</math:mi>
                    <math:mstyle math:fontsize="8pt">
                      <math:mrow>
                        <math:mn>3</math:mn>
                      </math:mrow>
                    </math:mstyle>
                  </math:msup>
                  <math:mo math:stretchy="false">+</math:mo>
                  <math:mstyle math:fontstyle="italic">
                    <math:mrow>
                      <math:mtext>aX</math:mtext>
                    </math:mrow>
                  </math:mstyle>
                </math:mrow>
                <math:mo math:stretchy="false">+</math:mo>
                <math:mi>b</math:mi>
              </math:mrow>
            </math:mrow>
            <math:mtext>mod</math:mtext>
            <math:mi>p</math:mi>
          </math:mrow>
        </math:mrow>
      </math:mstyle>
      <math:mrow/>
    </math:mrow>
    <math:annotation math:encoding="StarMath 5.0"> size 12{Y rSup { size 8{2} } "mod"p=X rSup { size 8{3} } + ital "aX"+b"mod"p} {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o math:stretchy="false">∑</math:mo>
              <math:mo math:stretchy="false">←</math:mo>
            </math:mrow>
            <math:mrow>
              <math:mi>s</math:mi>
              <math:mo math:stretchy="false">⋅</math:mo>
              <math:mi>H</math:mi>
            </math:mrow>
            <math:mo math:stretchy="false">(</math:mo>
            <math:mi>m</math:mi>
            <math:mo math:stretchy="false">)</math:mo>
          </math:mrow>
        </math:mrow>
      </math:mstyle>
      <math:mrow/>
    </math:mrow>
    <math:annotation math:encoding="StarMath 5.0"> size 12{ sum  leftarrow s cdot H \( m \) } {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i>e</math:mi>
            <math:mfenced math:open="" math:close="">
              <math:mrow>
                <math:mrow>
                  <math:mo math:stretchy="false">∑</math:mo>
                  <math:mi>,</math:mi>
                </math:mrow>
                <math:mi>Q</math:mi>
              </math:mrow>
            </math:mfenced>
          </math:mrow>
        </math:mrow>
      </math:mstyle>
      <math:mrow/>
    </math:mrow>
    <math:annotation math:encoding="StarMath 5.0"> size 12{e left ( sum ,Q right )} {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i>e</math:mi>
            <math:mrow>
              <math:mfenced math:open="" math:close="">
                <math:mrow>
                  <math:mrow>
                    <math:mo math:stretchy="false">∑</math:mo>
                    <math:mi>,</math:mi>
                  </math:mrow>
                  <math:mi>Q</math:mi>
                </math:mrow>
              </math:mfenced>
              <math:mo math:stretchy="false">=</math:mo>
              <math:mi>e</math:mi>
            </math:mrow>
            <math:mrow>
              <math:mfenced math:open="" math:close="">
                <math:mrow>
                  <math:mrow>
                    <math:mi>s</math:mi>
                    <math:mo math:stretchy="false">⋅</math:mo>
                    <math:mi>H</math:mi>
                  </math:mrow>
                  <math:mo math:stretchy="false">(</math:mo>
                  <math:mi>m</math:mi>
                  <math:mo math:stretchy="false">)</math:mo>
                  <math:mi>,</math:mi>
                  <math:mi>V</math:mi>
                </math:mrow>
              </math:mfenced>
              <math:mo math:stretchy="false">=</math:mo>
              <math:mi>e</math:mi>
            </math:mrow>
            <math:mrow>
              <math:mfenced math:open="" math:close="">
                <math:mrow>
                  <math:mi>H</math:mi>
                  <math:mo math:stretchy="false">(</math:mo>
                  <math:mi>m</math:mi>
                  <math:mo math:stretchy="false">)</math:mo>
                  <math:mi>,</math:mi>
                  <math:mrow>
                    <math:mi>s</math:mi>
                    <math:mo math:stretchy="false">⋅</math:mo>
                    <math:mi>Q</math:mi>
                  </math:mrow>
                </math:mrow>
              </math:mfenced>
              <math:mo math:stretchy="false">=</math:mo>
              <math:mi>e</math:mi>
            </math:mrow>
            <math:mfenced math:open="" math:close="">
              <math:mrow>
                <math:mi>H</math:mi>
                <math:mo math:stretchy="false">(</math:mo>
                <math:mi>m</math:mi>
                <math:mo math:stretchy="false">)</math:mo>
                <math:mi>,</math:mi>
                <math:mi>V</math:mi>
              </math:mrow>
            </math:mfenced>
          </math:mrow>
        </math:mrow>
      </math:mstyle>
      <math:mrow/>
    </math:mrow>
    <math:annotation math:encoding="StarMath 5.0"> size 12{e left ( sum ,Q right )=e left (s cdot H \( m \) ,V right )=e left (H \( m \) ,s cdot Q right )=e left (H \( m \) ,V right )} {}</math:annotation>
  </math:semantics>
</math:math>
</file>